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4" svg:font-family="OpenSymbol" style:font-adornments="Roman" style:font-family-generic="swiss" style:font-pitch="variable" style:font-charset="x-symbol"/>
    <style:font-face style:name="OpenSymbol3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paragraph-rsid="00216ba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Text_20_body" style:master-page-name="">
      <style:paragraph-properties fo:margin-top="0.4cm" fo:margin-bottom="0cm" loext:contextual-spacing="false" style:page-number="auto" fo:break-before="auto" fo:break-after="auto"/>
      <style:text-properties officeooo:paragraph-rsid="004ba94d"/>
    </style:style>
    <style:style style:name="P25" style:family="paragraph" style:parent-style-name="_5f_Paragraphe_20_livret_20_">
      <style:text-properties officeooo:paragraph-rsid="004ba94d"/>
    </style:style>
    <style:style style:name="P26" style:family="paragraph" style:parent-style-name="_5f_Paragraphe_20_livret_20_">
      <style:paragraph-properties fo:text-align="start" style:justify-single-word="false"/>
      <style:text-properties officeooo:paragraph-rsid="004ba94d"/>
    </style:style>
    <style:style style:name="P27" style:family="paragraph" style:parent-style-name="_5f_Paragraphe_20_livret_20_">
      <style:text-properties officeooo:paragraph-rsid="0053a8be"/>
    </style:style>
    <style:style style:name="P28" style:family="paragraph" style:parent-style-name="_5f_Paragraphe_20_livret_20_réponse_20_élève">
      <style:paragraph-properties>
        <style:tab-stops>
          <style:tab-stop style:position="0.379cm"/>
          <style:tab-stop style:position="4.8cm" style:type="right" style:leader-style="dotted" style:leader-text="."/>
        </style:tab-stops>
      </style:paragraph-properties>
    </style:style>
    <style:style style:name="P29" style:family="paragraph" style:parent-style-name="_5f_Paragraphe_20_livret_20_réponse_20_élève">
      <style:paragraph-properties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4cc8e2"/>
    </style:style>
    <style:style style:name="P30" style:family="paragraph" style:parent-style-name="_5f_Paragraphe_20_livret_20_réponse_20_élève">
      <style:paragraph-properties fo:margin-top="0cm" fo:margin-bottom="0.101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</style:style>
    <style:style style:name="P31" style:family="paragraph" style:parent-style-name="_5f_Paragraphe_20_livret_20_réponse_20_élève">
      <style:paragraph-properties fo:margin-top="0cm" fo:margin-bottom="0.101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4d18e5"/>
    </style:style>
    <style:style style:name="P32" style:family="paragraph" style:parent-style-name="_5f_Paragraphe_20_livret_20_réponse_20_élève">
      <style:paragraph-properties fo:margin-top="0cm" fo:margin-bottom="0.101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4cc8e2"/>
    </style:style>
    <style:style style:name="P33" style:family="paragraph" style:parent-style-name="_5f_Paragraphe_20_livret_20_réponse_20_élève">
      <style:paragraph-properties fo:margin-top="0cm" fo:margin-bottom="0.101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12ba7"/>
    </style:style>
    <style:style style:name="P34" style:family="paragraph" style:parent-style-name="_5f_Paragraphe_20_livret_20_réponse_20_élève">
      <style:paragraph-properties fo:margin-top="0cm" fo:margin-bottom="0.101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1e0c4"/>
    </style:style>
    <style:style style:name="P35" style:family="paragraph" style:parent-style-name="_5f_Paragraphe_20_livret_20_réponse_20_élève">
      <style:paragraph-properties fo:margin-top="0cm" fo:margin-bottom="0.049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</style:style>
    <style:style style:name="P36" style:family="paragraph" style:parent-style-name="_5f_Paragraphe_20_livret_20_réponse_20_élève">
      <style:paragraph-properties fo:margin-top="0cm" fo:margin-bottom="0.049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4cc8e2"/>
    </style:style>
    <style:style style:name="P37" style:family="paragraph" style:parent-style-name="_5f_Paragraphe_20_livret_20_réponse_20_élève">
      <style:paragraph-properties fo:margin-top="0cm" fo:margin-bottom="0.049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1e0c4"/>
    </style:style>
    <style:style style:name="P38" style:family="paragraph" style:parent-style-name="_5f_Paragraphe_20_livret_20_réponse_20_élève">
      <style:paragraph-properties fo:margin-top="0cm" fo:margin-bottom="0.049cm" loext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4e00c"/>
    </style:style>
    <style:style style:name="P39" style:family="paragraph" style:parent-style-name="Exo_5f_Num" style:list-style-name="Num_5f_Exo">
      <style:paragraph-properties fo:margin-top="0.67cm" fo:margin-bottom="0.101cm" loext:contextual-spacing="false"/>
    </style:style>
    <style:style style:name="P40" style:family="paragraph" style:parent-style-name="Exo_5f_Num">
      <style:paragraph-properties fo:margin-top="0.7cm" fo:margin-bottom="0.101cm" loext:contextual-spacing="false"/>
    </style:style>
    <style:style style:name="P41" style:family="paragraph" style:parent-style-name="Exo_5f_Num" style:list-style-name="Num_5f_Exo">
      <style:paragraph-properties fo:margin-top="0.499cm" fo:margin-bottom="0cm" loext:contextual-spacing="false"/>
    </style:style>
    <style:style style:name="P42" style:family="paragraph" style:parent-style-name="Exo_5f_Num">
      <style:paragraph-properties fo:margin-top="0.37cm" fo:margin-bottom="0cm" loext:contextual-spacing="false"/>
    </style:style>
    <style:style style:name="P43" style:family="paragraph" style:parent-style-name="Exo_5f_Num" style:list-style-name="Num_5f_Exo">
      <style:paragraph-properties fo:margin-top="0.37cm" fo:margin-bottom="0cm" loext:contextual-spacing="false"/>
    </style:style>
    <style:style style:name="P44" style:family="paragraph" style:parent-style-name="_5f_Pied_20_de_20_page" style:list-style-name="">
      <style:paragraph-properties fo:text-align="end" style:justify-single-word="false"/>
    </style:style>
    <style:style style:name="P45" style:family="paragraph" style:parent-style-name="_5f_Pied_20_de_20_page">
      <style:paragraph-properties fo:text-align="end" style:justify-single-word="false"/>
    </style:style>
    <style:style style:name="P46" style:family="paragraph" style:parent-style-name="_5f_Pied_20_de_20_page" style:list-style-name=""/>
    <style:style style:name="P4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7" fo:break-before="auto" fo:break-after="auto" style:shadow="none">
        <style:tab-stops/>
      </style:paragraph-properties>
      <style:text-properties style:font-name="Bitstream Vera Sans3" fo:font-size="10pt" fo:font-style="normal" fo:font-weight="bold" officeooo:rsid="00290c92" officeooo:paragraph-rsid="001f6ec2" style:font-size-asian="10pt" style:font-style-asian="normal" style:font-weight-asian="bold" style:font-size-complex="10pt" style:font-style-complex="normal" style:font-weight-complex="bold"/>
    </style:style>
    <style:style style:name="P49" style:family="paragraph">
      <style:paragraph-properties fo:margin-top="0cm" fo:margin-bottom="0.199cm" fo:text-align="center" style:writing-mode="lr-tb"/>
    </style:style>
    <style:style style:name="P50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d7e12c"/>
    </style:style>
    <style:style style:name="P5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f6cb3"/>
    </style:style>
    <style:style style:name="T6" style:family="text">
      <style:text-properties fo:font-variant="normal" fo:text-transform="none" fo:color="#d7e12c" style:font-name="Bitstream Vera Sans3" fo:font-size="16pt" fo:font-style="normal" fo:text-shadow="none" fo:font-weight="bold" officeooo:rsid="003f6cb3" style:font-size-asian="16pt" style:font-style-asian="normal" style:font-size-complex="16pt" style:font-style-complex="normal"/>
    </style:style>
    <style:style style:name="T7" style:family="text">
      <style:text-properties officeooo:rsid="00216ba8"/>
    </style:style>
    <style:style style:name="T8" style:family="text">
      <style:text-properties officeooo:rsid="001e2344"/>
    </style:style>
    <style:style style:name="T9" style:family="text">
      <style:text-properties fo:color="#000000" style:font-name="OpenSymbol4" fo:font-size="10pt" fo:font-style="normal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10" style:family="text">
      <style:text-properties fo:color="#000000" style:font-name="OpenSymbol4" fo:font-size="10pt" fo:font-style="normal" fo:font-weight="normal" officeooo:rsid="003fecc9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11" style:family="text">
      <style:text-properties fo:color="#000000" style:font-name="Bitstream Vera Sans3" fo:font-size="10pt" fo:letter-spacing="-0.004cm" fo:font-style="normal" fo:font-weight="normal" officeooo:rsid="0022bb7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Bitstream Vera Sans3" fo:font-size="10pt" fo:letter-spacing="-0.004cm" fo:font-style="normal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Bitstream Vera Sans3" fo:font-size="10pt" fo:letter-spacing="-0.004cm" fo:font-style="normal" fo:font-weight="normal" officeooo:rsid="0022bb7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6" style:family="text">
      <style:text-properties fo:color="#000000" style:font-name="Bitstream Vera Sans3" fo:font-size="10pt" fo:font-style="normal" fo:font-weight="normal" officeooo:rsid="002bc228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style:font-name="Bitstream Vera Sans3" fo:font-size="10pt" fo:font-style="normal" fo:font-weight="normal" officeooo:rsid="003fcd0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font-name="Bitstream Vera Sans3" fo:font-size="10pt" fo:font-style="normal" fo:font-weight="normal" officeooo:rsid="003fecc9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font-name="Bitstream Vera Sans3" fo:font-size="10pt" fo:font-style="normal" fo:font-weight="normal" officeooo:rsid="0046d22c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font-name="Bitstream Vera Sans3" fo:font-size="10pt" fo:font-style="normal" fo:font-weight="normal" officeooo:rsid="004730fa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font-name="Bitstream Vera Sans3" fo:font-size="10pt" fo:font-style="normal" fo:font-weight="normal" officeooo:rsid="0051e0c4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style:font-name="Bitstream Vera Sans3" fo:font-size="10pt" fo:font-style="normal" fo:font-weight="normal" officeooo:rsid="0054e00c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Bitstream Vera Sans3" fo:font-size="10pt" fo:font-style="normal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24" style:family="text">
      <style:text-properties fo:color="#000000" style:font-name="Bitstream Vera Sans3" fo:font-size="10pt" fo:font-style="normal" fo:font-weight="normal" officeooo:rsid="002bc228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25" style:family="text">
      <style:text-properties fo:color="#000000" style:font-name="Bitstream Vera Sans3" fo:font-size="10pt" fo:font-style="normal" fo:font-weight="normal" officeooo:rsid="003fecc9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26" style:family="text">
      <style:text-properties fo:color="#000000" style:font-name="Bitstream Vera Sans3" fo:font-size="10pt" fo:font-style="normal" fo:font-weight="normal" officeooo:rsid="004730f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 style:font-name="OpenSymbol1" fo:font-size="10pt" fo:letter-spacing="-0.004cm" fo:font-style="normal" fo:font-weight="normal" officeooo:rsid="0022bb7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style:font-name="OpenSymbol1" fo:font-size="10pt" fo:font-style="normal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29" style:family="text">
      <style:text-properties fo:color="#000000" style:font-name="OpenSymbol1" fo:font-size="10pt" fo:font-style="normal" fo:font-weight="normal" officeooo:rsid="003fecc9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30" style:family="text">
      <style:text-properties fo:color="#000000" style:font-name="OpenSymbol2" fo:font-size="10pt" fo:font-style="normal" fo:font-weight="normal" officeooo:rsid="003fcd0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OpenSymbol2" fo:font-size="10pt" fo:font-style="normal" fo:font-weight="normal" officeooo:rsid="003fecc9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text-position="0% 100%" style:font-name="OpenSymbol3" fo:font-size="10pt" fo:letter-spacing="-0.004cm" fo:font-style="normal" style:text-underline-style="none" fo:font-weight="normal" officeooo:rsid="004c26f5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3" style:family="text">
      <style:text-properties fo:color="#000000" style:text-position="0% 100%" style:font-name="OpenSymbol3" fo:font-size="10pt" fo:letter-spacing="-0.004cm" fo:font-style="normal" style:text-underline-style="none" fo:font-weight="normal" officeooo:rsid="004c26f5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34" style:family="text">
      <style:text-properties fo:color="#000000" style:text-position="0% 100%" style:font-name="OpenSymbol3" fo:font-size="10pt" fo:letter-spacing="-0.004cm" style:text-underline-style="none" fo:font-weight="normal" officeooo:rsid="004c26f5" style:font-name-asian="OpenSymbol3" style:font-size-asian="10pt" style:font-name-complex="OpenSymbol3"/>
    </style:style>
    <style:style style:name="T35" style:family="text">
      <style:text-properties fo:color="#000000" style:text-position="0% 100%" style:font-name="Bitstream Vera Sans3" fo:font-size="10pt" fo:font-style="normal" fo:font-weight="normal" officeooo:rsid="00425cb8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style:text-position="0% 100%" style:font-name="Bitstream Vera Sans3" fo:font-size="10pt" fo:font-style="normal" officeooo:rsid="00425cb8" style:font-size-asian="10pt" style:font-style-asian="normal" style:font-size-complex="10pt" style:font-style-complex="normal"/>
    </style:style>
    <style:style style:name="T37" style:family="text">
      <style:text-properties fo:color="#000000" style:text-position="0% 100%" style:font-name="OpenSymbol2" fo:font-size="10pt" fo:font-style="normal" fo:font-weight="normal" officeooo:rsid="003fecc9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Bitstream Vera Sans2" fo:font-size="10pt" officeooo:rsid="0054e00c"/>
    </style:style>
    <style:style style:name="T39" style:family="text"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41" style:family="text">
      <style:text-properties style:font-name="Bitstream Vera Sans3" fo:font-size="10pt" fo:font-style="normal" fo:font-weight="normal" officeooo:rsid="00436cc9" style:font-size-asian="10pt" style:font-style-asian="normal" style:font-weight-asian="normal" style:font-size-complex="10pt" style:font-style-complex="normal" style:font-weight-complex="normal" style:text-scale="100%"/>
    </style:style>
    <style:style style:name="T42" style:family="text">
      <style:text-properties style:font-name="Bitstream Vera Sans3" fo:font-size="10pt" fo:font-style="normal" fo:font-weight="normal" officeooo:rsid="0022f3ae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Bitstream Vera Sans3" fo:font-size="10pt" fo:font-style="normal" fo:font-weight="normal" officeooo:rsid="003f2871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Bitstream Vera Sans3" fo:font-size="10pt" fo:font-style="normal" fo:font-weight="normal" officeooo:rsid="003fcd0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Bitstream Vera Sans3" fo:font-size="10pt" fo:font-style="normal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style:font-name="Bitstream Vera Sans3" fo:font-size="10pt" fo:letter-spacing="-0.004cm" fo:font-style="normal" style:text-underline-style="none" fo:font-weight="normal" officeooo:rsid="0029826c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style:font-name="Bitstream Vera Sans3" fo:font-size="10pt" fo:letter-spacing="-0.004cm" fo:font-style="normal" style:text-underline-style="none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style:font-name="Bitstream Vera Sans3" fo:font-size="10pt" fo:letter-spacing="-0.004cm" fo:font-style="normal" style:text-underline-style="none" fo:font-weight="normal" officeooo:rsid="0022bb75" style:font-size-asian="10pt" style:font-style-asian="normal" style:font-weight-asian="normal" style:font-size-complex="10pt" style:font-style-complex="normal" style:font-weight-complex="normal" style:text-scale="100%"/>
    </style:style>
    <style:style style:name="T50" style:family="text">
      <style:text-properties style:use-window-font-color="true" style:font-name="Bitstream Vera Sans3" fo:font-size="10pt" fo:letter-spacing="-0.004cm" fo:font-style="normal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style:font-name="Bitstream Vera Sans3" fo:font-size="10pt" fo:letter-spacing="-0.004cm" fo:font-style="normal" fo:font-weight="normal" officeooo:rsid="0022bb7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style:font-name="Bitstream Vera Sans3" fo:font-size="10pt" fo:letter-spacing="-0.004cm" fo:font-style="normal" fo:font-weight="normal" officeooo:rsid="0022bb7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3" style:family="text">
      <style:text-properties style:use-window-font-color="true" style:font-name="OpenSymbol2" fo:font-size="10pt" fo:letter-spacing="-0.004cm" fo:font-style="normal" style:text-underline-style="none" fo:font-weight="normal" officeooo:rsid="0029826c" style:font-size-asian="10pt" style:font-style-asian="normal" style:font-weight-asian="normal" style:font-size-complex="10pt" style:font-style-complex="normal" style:font-weight-complex="normal" style:text-scale="100%"/>
    </style:style>
    <style:style style:name="T54" style:family="text">
      <style:text-properties style:use-window-font-color="true" style:font-name="OpenSymbol1" fo:font-size="10pt" fo:letter-spacing="-0.004cm" fo:font-style="normal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officeooo:rsid="0022f3ae"/>
    </style:style>
    <style:style style:name="T56" style:family="text">
      <style:text-properties style:use-window-font-color="true" style:font-name="Bitstream Vera Sans2" fo:font-size="10pt" fo:font-weight="normal" officeooo:rsid="003f6cb3" style:font-size-asian="10.5pt"/>
    </style:style>
    <style:style style:name="T57" style:family="text">
      <style:text-properties style:font-name="OpenSymbol1" fo:font-size="10pt" fo:font-style="normal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58" style:family="text">
      <style:text-properties style:font-name="OpenSymbol1" style:font-name-asian="OpenSymbol4" style:font-name-complex="OpenSymbol4"/>
    </style:style>
    <style:style style:name="T59" style:family="text">
      <style:text-properties fo:color="#b3b3b3"/>
    </style:style>
    <style:style style:name="T60" style:family="text">
      <style:text-properties fo:color="#b3b3b3"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b3b3b3"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62" style:family="text">
      <style:text-properties fo:color="#b3b3b3" style:font-name="Bitstream Vera Sans3" fo:font-size="10pt" fo:font-style="normal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63" style:family="text">
      <style:text-properties fo:color="#b3b3b3" style:font-name="Bitstream Vera Sans3" fo:font-size="10pt" fo:font-style="normal" style:font-size-asian="10pt" style:font-style-asian="normal" style:font-size-complex="10pt" style:font-style-complex="normal"/>
    </style:style>
    <style:style style:name="T64" style:family="text">
      <style:text-properties fo:color="#b3b3b3" style:text-scale="100%"/>
    </style:style>
    <style:style style:name="T65" style:family="text">
      <style:text-properties fo:color="#b3b3b3" style:text-position="0% 100%" style:font-name="Bitstream Vera Sans3" fo:font-size="10pt" fo:font-style="normal" officeooo:rsid="00425cb8" style:font-size-asian="10pt" style:font-style-asian="normal" style:font-size-complex="10pt" style:font-style-complex="normal"/>
    </style:style>
    <style:style style:name="T66" style:family="text">
      <style:text-properties style:font-name="OpenSymbol4" style:font-name-asian="OpenSymbol4" style:font-name-complex="OpenSymbol4"/>
    </style:style>
    <style:style style:name="T67" style:family="text">
      <style:text-properties style:font-name="OpenSymbol4" fo:font-size="10pt" fo:font-style="normal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68" style:family="text">
      <style:text-properties style:text-scale="100%"/>
    </style:style>
    <style:style style:name="T69" style:family="text">
      <style:text-properties fo:color="#7fb241" style:font-name="Bitstream Vera Sans3" fo:font-size="10pt" fo:letter-spacing="-0.004cm" fo:font-style="normal" fo:font-weight="bold" officeooo:rsid="0022bb7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fo:color="#c74028" style:font-name="OpenSymbol1" fo:font-size="10pt" fo:letter-spacing="-0.004cm" fo:font-style="normal" fo:font-weight="bold" officeooo:rsid="0022bb7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style:font-weight-asian="bold" style:font-weight-complex="bold"/>
    </style:style>
    <style:style style:name="T72" style:family="text">
      <style:text-properties officeooo:rsid="003f2004" style:font-weight-asian="bold" style:font-weight-complex="bold"/>
    </style:style>
    <style:style style:name="T73" style:family="text">
      <style:text-properties officeooo:rsid="0022bb75" style:font-weight-asian="bold" style:font-weight-complex="bold"/>
    </style:style>
    <style:style style:name="T74" style:family="text">
      <style:text-properties officeooo:rsid="003f2004"/>
    </style:style>
    <style:style style:name="T75" style:family="text">
      <style:text-properties style:font-name-asian="OpenSymbol4" style:font-name-complex="OpenSymbol4"/>
    </style:style>
    <style:style style:name="T76" style:family="text">
      <style:text-properties officeooo:rsid="0022f3ae" style:font-name-asian="OpenSymbol4" style:font-name-complex="OpenSymbol4"/>
    </style:style>
    <style:style style:name="T77" style:family="text">
      <style:text-properties officeooo:rsid="00261796" style:font-name-asian="OpenSymbol4" style:font-name-complex="OpenSymbol4"/>
    </style:style>
    <style:style style:name="T78" style:family="text">
      <style:text-properties officeooo:rsid="0022f3ae"/>
    </style:style>
    <style:style style:name="T79" style:family="text">
      <style:text-properties officeooo:rsid="0026d18d"/>
    </style:style>
    <style:style style:name="T80" style:family="text">
      <style:text-properties fo:font-size="3pt" style:font-size-asian="3pt" style:font-size-complex="3pt"/>
    </style:style>
    <style:style style:name="T81" style:family="text">
      <style:text-properties officeooo:rsid="003f2871"/>
    </style:style>
    <style:style style:name="T82" style:family="text">
      <style:text-properties officeooo:rsid="0041a96d"/>
    </style:style>
    <style:style style:name="T83" style:family="text">
      <style:text-properties style:font-name="Bitstream Vera Sans4" officeooo:rsid="0041a96d"/>
    </style:style>
    <style:style style:name="T84" style:family="text">
      <style:text-properties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4730fa" style:font-weight-asian="normal" style:font-weight-complex="normal"/>
    </style:style>
    <style:style style:name="T87" style:family="text">
      <style:text-properties fo:font-weight="normal" officeooo:rsid="0022bb75" style:font-weight-asian="normal" style:font-weight-complex="normal"/>
    </style:style>
    <style:style style:name="T88" style:family="text">
      <style:text-properties fo:font-weight="normal" style:font-name-asian="OpenSymbol4" style:font-weight-asian="normal" style:font-name-complex="OpenSymbol4" style:font-weight-complex="normal" style:text-scale="100%"/>
    </style:style>
    <style:style style:name="T89" style:family="text">
      <style:text-properties officeooo:rsid="0046d22c"/>
    </style:style>
    <style:style style:name="T90" style:family="text">
      <style:text-properties style:text-position="0% 100%" fo:font-size="10pt" officeooo:rsid="00425cb8" style:font-size-asian="10pt" style:font-size-complex="10pt"/>
    </style:style>
    <style:style style:name="T91" style:family="text">
      <style:text-properties style:text-position="0% 100%" fo:font-size="10pt" fo:font-weight="normal" officeooo:rsid="00425cb8" style:font-size-asian="10pt" style:font-weight-asian="normal" style:font-size-complex="10pt" style:font-weight-complex="normal"/>
    </style:style>
    <style:style style:name="T92" style:family="text">
      <style:text-properties style:text-position="0% 100%" fo:font-size="10pt" fo:font-weight="normal" officeooo:rsid="00425cb8" style:font-size-asian="10pt" style:font-weight-asian="normal" style:font-size-complex="10pt" style:font-weight-complex="normal" style:text-scale="100%"/>
    </style:style>
    <style:style style:name="T93" style:family="text">
      <style:text-properties style:text-position="0% 100%" officeooo:rsid="00425cb8"/>
    </style:style>
    <style:style style:name="T94" style:family="text">
      <style:text-properties fo:letter-spacing="-0.007cm"/>
    </style:style>
    <style:style style:name="T95" style:family="text">
      <style:text-properties officeooo:rsid="0054e00c"/>
    </style:style>
    <style:style style:name="T96" style:family="text"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T97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-sep style:width="0.009cm" style:color="#b2b2b2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<draw:g text:anchor-type="paragraph" draw:z-index="7" draw:name="Forme5" draw:style-name="gr1"><draw:custom-shape draw:style-name="gr2" draw:text-style-name="P50" svg:width="3.964cm" svg:height="0.641cm" draw:transform="skewX (0.00279252680319092) rotate (0.0872664625997165) translate (-0.370416666666667cm -0.0934861111111111cm)"><text:p text:style-name="P49"><text:span text:style-name="T9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"><draw:text-box fo:min-height="2.926cm"><text:section text:style-name="Sect1" text:name="Section6"><text:p text:style-name="P24"><text:span text:style-name="Bold_5f_niv1"><text:span text:style-name="T47">Calcule : <text:s text:c="2"/>C</text:span></text:span><text:span text:style-name="Bold_5f_niv1"><text:span text:style-name="T48"> </text:span></text:span><text:span text:style-name="Bold_5f_niv1"><text:span text:style-name="T53"></text:span></text:span><text:span text:style-name="Bold_5f_niv1"><text:span text:style-name="T49"> </text:span></text:span><text:span text:style-name="Bold_5f_niv1"><text:span text:style-name="T47">(</text:span></text:span><text:span text:style-name="Bold_5f_niv1"><text:span text:style-name="T32">─</text:span></text:span><text:span text:style-name="Bold_5f_niv1"><text:span text:style-name="T47">2) </text:span></text:span><text:span text:style-name="Bold_5f_niv1"><text:span text:style-name="T48">─ </text:span></text:span><text:span text:style-name="Bold_5f_niv1"><text:span text:style-name="T47">(</text:span></text:span><text:span text:style-name="Bold_5f_niv1"><text:span text:style-name="T32">─</text:span></text:span><text:span text:style-name="Bold_5f_niv1"><text:span text:style-name="T47">3).</text:span></text:span></text:p><text:p text:style-name="P26"><text:span text:style-name="Bold_5f_niv1"><text:span text:style-name="T72">Co</text:span></text:span><text:span text:style-name="Bold_5f_niv1"><text:span text:style-name="T71">rrection<text:line-break/></text:span></text:span><text:span text:style-name="Bold_5f_niv1"><text:span text:style-name="T50">On transforme la soustraction en addition : soustraire c’est ajouter l’</text:span></text:span><text:span text:style-name="Bold_5f_niv1"><text:span text:style-name="T69">opposé</text:span></text:span><text:span text:style-name="Bold_5f_niv1"><text:span text:style-name="T11"> :</text:span></text:span><text:span text:style-name="Bold_5f_niv1"><text:span text:style-name="T12"> </text:span></text:span><text:span text:style-name="Bold_5f_niv1"><text:span text:style-name="T48">─</text:span></text:span><text:span text:style-name="Bold_5f_niv1"><text:span text:style-name="T50">(</text:span></text:span><text:span text:style-name="Bold_5f_niv1"><text:span text:style-name="T32">─</text:span></text:span><text:span text:style-name="Bold_5f_niv1"><text:span text:style-name="T50">3) devient </text:span></text:span><text:span text:style-name="Bold_5f_niv1"><text:span text:style-name="T54"></text:span></text:span><text:span text:style-name="Bold_5f_niv1"><text:span text:style-name="T50">(</text:span></text:span><text:span text:style-name="Bold_5f_niv1"><text:span text:style-name="T54"></text:span></text:span><text:span text:style-name="Bold_5f_niv1"><text:span text:style-name="T50">3).</text:span></text:span></text:p><text:p text:style-name="P25"><text:span text:style-name="Bold_5f_niv1"><text:span text:style-name="T50">C </text:span></text:span><text:span text:style-name="Bold_5f_niv1"><text:span text:style-name="T54"></text:span></text:span><text:span text:style-name="Bold_5f_niv1"><text:span text:style-name="T50"> (</text:span></text:span><text:span text:style-name="Bold_5f_niv1"><text:span text:style-name="T32">─</text:span></text:span><text:span text:style-name="Bold_5f_niv1"><text:span text:style-name="T50">2) </text:span></text:span><text:span text:style-name="Bold_5f_niv1"><text:span text:style-name="T70"></text:span></text:span><text:span text:style-name="Bold_5f_niv1"><text:span text:style-name="T51"> </text:span></text:span><text:span text:style-name="Bold_5f_niv1"><text:span text:style-name="T50">(</text:span></text:span><text:span text:style-name="Bold_5f_niv1"><text:span text:style-name="T54"></text:span></text:span><text:span text:style-name="Bold_5f_niv1"><text:span text:style-name="T50">3)</text:span></text:span></text:p><text:p text:style-name="P27"><text:span text:style-name="_5f_BVS"><text:span text:style-name="T73">On effectue l’addition :</text:span></text:span><text:span text:style-name="_5f_BVS"><text:span text:style-name="T87"> </text:span></text:span><text:span text:style-name="Bold_5f_niv1"><text:span text:style-name="T13">C</text:span></text:span><text:span text:style-name="Bold_5f_niv1"><text:span text:style-name="T52"> </text:span></text:span><text:span text:style-name="Bold_5f_niv1"><text:span text:style-name="T27"></text:span></text:span><text:span text:style-name="Bold_5f_niv1"><text:span text:style-name="T52"> </text:span></text:span><text:span text:style-name="Bold_5f_niv1"><text:span text:style-name="T27"></text:span></text:span><text:span text:style-name="Bold_5f_niv1"><text:span text:style-name="T13">1</text:span></text:span><text:span text:style-name="Bold_5f_niv1"><text:span text:style-name="T52">.</text:span></text:span></text:p></text:section></draw:text-box></draw:frame></text:h>
      <text:list xml:id="list3512505875" text:style-name="Num_5f_Exo">
        <text:list-item>
          <text:h text:style-name="P39" text:outline-level="1"> Dans chaque cas, transforme la soustraction en addition.</text:h>
        </text:list-item>
      </text:list>
      <text:section text:style-name="Sect2" text:name="Section32">
        <text:p text:style-name="P29"><text:span text:style-name="_5f_BVS">A<text:tab/></text:span><text:span text:style-name="_5f_Symbole"><text:span text:style-name="T90">=</text:span></text:span><text:span text:style-name="_5f_BVS"><text:span text:style-name="T93"> </text:span></text:span><text:span text:style-name="_5f_BVS">(</text:span><text:span text:style-name="_5f_BVS"><text:span text:style-name="T75"></text:span></text:span><text:span text:style-name="_5f_BVS">10) </text:span><text:span text:style-name="Bold_5f_niv1"><text:span text:style-name="T34">─</text:span></text:span><text:span text:style-name="_5f_BVS"> (</text:span><text:span text:style-name="Bold_5f_niv1"><text:span text:style-name="T34">─</text:span></text:span><text:span text:style-name="_5f_BVS">12)</text:span></text:p>
        <text:p text:style-name="P30"><text:span text:style-name="_5f_BVS"><text:span text:style-name="T74">A<text:tab/></text:span></text:span><text:span text:style-name="_5f_Symbole"><text:span text:style-name="T90">=</text:span></text:span><text:span text:style-name="_5f_BVS"> (</text:span><text:span text:style-name="_5f_BVS"><text:span text:style-name="T75"></text:span></text:span><text:span text:style-name="_5f_BVS">10) </text:span><text:span text:style-name="_5f_BVS"><text:span text:style-name="T63">…</text:span></text:span><text:span text:style-name="_5f_BVS"> (</text:span><text:span text:style-name="_5f_BVS"><text:span text:style-name="T63">…</text:span></text:span><text:span text:style-name="_5f_BVS"> 12)</text:span></text:p>
        <text:p text:style-name="P30"><text:span text:style-name="_5f_BVS">B<text:tab/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21) </text:span><text:span text:style-name="_5f_BVS"><text:span text:style-name="T75">─</text:span></text:span><text:span text:style-name="_5f_BVS"> (</text:span><text:span text:style-name="_5f_BVS"><text:span text:style-name="T75"></text:span></text:span><text:span text:style-name="_5f_BVS">13)</text:span></text:p>
        <text:p text:style-name="P30"><text:span text:style-name="_5f_BVS"><text:span text:style-name="T74">B<text:tab/></text:span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21) </text:span><text:span text:style-name="_5f_BVS"><text:span text:style-name="T63">…</text:span></text:span><text:span text:style-name="_5f_BVS"> (</text:span><text:span text:style-name="_5f_BVS"><text:span text:style-name="T63">…</text:span></text:span><text:span text:style-name="_5f_BVS"> 13)</text:span></text:p>
        <text:p text:style-name="P30"><text:span text:style-name="_5f_BVS">C<text:tab/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9) </text:span><text:span text:style-name="_5f_BVS"><text:span text:style-name="T75">─</text:span></text:span><text:span text:style-name="_5f_BVS"> (</text:span><text:span text:style-name="_5f_BVS"><text:span text:style-name="T75"></text:span></text:span><text:span text:style-name="_5f_BVS">14)</text:span></text:p>
        <text:p text:style-name="P31"><text:span text:style-name="_5f_BVS"><text:span text:style-name="T81">C<text:tab/></text:span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9) </text:span><text:span text:style-name="_5f_BVS"><text:span text:style-name="T63">…</text:span></text:span><text:span text:style-name="_5f_BVS"> ( </text:span><text:span text:style-name="_5f_pointillés_20_gris"><text:span text:style-name="T84">........</text:span></text:span><text:span text:style-name="_5f_BVS"> )</text:span></text:p>
        <text:p text:style-name="P30"><text:span text:style-name="_5f_BVS">D<text:tab/></text:span><text:span text:style-name="_5f_Symbole"><text:span text:style-name="T90">=</text:span></text:span><text:span text:style-name="_5f_BVS"> (</text:span><text:span text:style-name="_5f_BVS"><text:span text:style-name="T75"></text:span></text:span><text:span text:style-name="_5f_BVS">12,4) </text:span><text:span text:style-name="_5f_BVS"><text:span text:style-name="T75">─</text:span></text:span><text:span text:style-name="_5f_BVS"> (</text:span><text:span text:style-name="_5f_BVS"><text:span text:style-name="T75">─</text:span></text:span><text:span text:style-name="_5f_BVS">9,7)</text:span></text:p>
        <text:p text:style-name="P31"><text:span text:style-name="_5f_BVS"><text:span text:style-name="T81">D<text:tab/></text:span></text:span><text:span text:style-name="_5f_Symbole"><text:span text:style-name="T90">=</text:span></text:span><text:span text:style-name="_5f_BVS"> ( </text:span><text:span text:style-name="_5f_pointillés_20_gris"><text:span text:style-name="T84">........</text:span></text:span><text:span text:style-name="_5f_BVS"> ) </text:span><text:span text:style-name="_5f_BVS"><text:span text:style-name="T63">…</text:span></text:span><text:span text:style-name="_5f_BVS"> ( </text:span><text:span text:style-name="_5f_pointillés_20_gris"><text:span text:style-name="T84">........</text:span></text:span><text:span text:style-name="_5f_BVS"> )</text:span></text:p>
        <text:p text:style-name="P30"><text:span text:style-name="_5f_BVS">E<text:tab/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65) </text:span><text:span text:style-name="_5f_BVS"><text:span text:style-name="T75">─</text:span></text:span><text:span text:style-name="_5f_BVS"> (</text:span><text:span text:style-name="_5f_BVS"><text:span text:style-name="T75">─</text:span></text:span><text:span text:style-name="_5f_BVS">78)</text:span></text:p>
        <text:p text:style-name="P31"><text:span text:style-name="_5f_BVS"><text:span text:style-name="T81">E<text:tab/></text:span></text:span><text:span text:style-name="_5f_Symbole"><text:span text:style-name="T90">=</text:span></text:span><text:span text:style-name="_5f_BVS"> ( </text:span><text:span text:style-name="_5f_pointillés_20_gris"><text:span text:style-name="T84">........</text:span></text:span><text:span text:style-name="_5f_BVS"> ) </text:span><text:span text:style-name="_5f_BVS"><text:span text:style-name="T63">…</text:span></text:span><text:span text:style-name="_5f_BVS"> ( </text:span><text:span text:style-name="_5f_pointillés_20_gris"><text:span text:style-name="T84">........</text:span></text:span><text:span text:style-name="_5f_BVS"> )</text:span></text:p>
        <text:p text:style-name="P30"><text:span text:style-name="_5f_BVS">F<text:tab/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17,2) </text:span><text:span text:style-name="_5f_BVS"><text:span text:style-name="T75">─</text:span></text:span><text:span text:style-name="_5f_BVS"> (</text:span><text:span text:style-name="_5f_BVS"><text:span text:style-name="T75"></text:span></text:span><text:span text:style-name="_5f_BVS">5,5)</text:span></text:p>
        <text:p text:style-name="P30"><text:span text:style-name="_5f_BVS"><text:span text:style-name="T81">F<text:tab/></text:span></text:span><text:span text:style-name="_5f_Symbole"><text:span text:style-name="T90">=</text:span></text:span><text:span text:style-name="_5f_BVS"><text:span text:style-name="T36"> </text:span></text:span><text:span text:style-name="_5f_BVS"><text:span text:style-name="T65"><text:tab/></text:span></text:span></text:p>
        <text:p text:style-name="P30"><text:span text:style-name="_5f_BVS">G<text:tab/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1,1) </text:span><text:span text:style-name="_5f_BVS"><text:span text:style-name="T75">─</text:span></text:span><text:span text:style-name="_5f_BVS"> (</text:span><text:span text:style-name="_5f_BVS"><text:span text:style-name="T75"></text:span></text:span><text:span text:style-name="_5f_BVS">0,2)</text:span></text:p>
        <text:p text:style-name="P30"><text:span text:style-name="_5f_BVS"><text:span text:style-name="T81">G<text:tab/></text:span></text:span><text:span text:style-name="_5f_Symbole"><text:span text:style-name="T90">=</text:span></text:span><text:span text:style-name="_5f_BVS"><text:span text:style-name="T36"> </text:span></text:span><text:span text:style-name="_5f_BVS"><text:span text:style-name="T65"><text:tab/></text:span></text:span></text:p>
        <text:p text:style-name="P30"><text:span text:style-name="_5f_BVS">H<text:tab/></text:span><text:span text:style-name="_5f_Symbole"><text:span text:style-name="T90">=</text:span></text:span><text:span text:style-name="_5f_BVS"> (</text:span><text:span text:style-name="_5f_BVS"><text:span text:style-name="T75"></text:span></text:span><text:span text:style-name="_5f_BVS">8,4) </text:span><text:span text:style-name="_5f_BVS"><text:span text:style-name="T75">─</text:span></text:span><text:span text:style-name="_5f_BVS"> (</text:span><text:span text:style-name="_5f_BVS"><text:span text:style-name="T75">─</text:span></text:span><text:span text:style-name="_5f_BVS">3,9)</text:span></text:p>
        <text:p text:style-name="P30"><text:span text:style-name="_5f_BVS"><text:span text:style-name="T81">H<text:tab/></text:span></text:span><text:span text:style-name="_5f_Symbole"><text:span text:style-name="T90">=</text:span></text:span><text:span text:style-name="_5f_BVS"><text:span text:style-name="T36"> </text:span></text:span><text:span text:style-name="_5f_BVS"><text:span text:style-name="T65"><text:tab/></text:span></text:span></text:p>
        <text:p text:style-name="P30"><text:span text:style-name="_5f_BVS">I<text:tab/></text:span><text:span text:style-name="_5f_Symbole"><text:span text:style-name="T90">=</text:span></text:span><text:span text:style-name="_5f_BVS"> (</text:span><text:span text:style-name="_5f_BVS"><text:span text:style-name="T75"></text:span></text:span><text:span text:style-name="_5f_BVS">3) </text:span><text:span text:style-name="_5f_BVS"><text:span text:style-name="T75">─</text:span></text:span><text:span text:style-name="_5f_BVS"> (</text:span><text:span text:style-name="_5f_BVS"><text:span text:style-name="T75"></text:span></text:span><text:span text:style-name="_5f_BVS">3,5)</text:span></text:p>
        <text:p text:style-name="P30"><text:span text:style-name="_5f_BVS"><text:span text:style-name="T81">I<text:tab/></text:span></text:span><text:span text:style-name="_5f_Symbole"><text:span text:style-name="T90">=</text:span></text:span><text:span text:style-name="_5f_BVS"><text:span text:style-name="T36"> </text:span></text:span><text:span text:style-name="_5f_BVS"><text:span text:style-name="T65"><text:tab/></text:span></text:span></text:p>
        <text:p text:style-name="P30"><text:span text:style-name="_5f_BVS">J<text:tab/></text:span><text:span text:style-name="_5f_Symbole"><text:span text:style-name="T90">=</text:span></text:span><text:span text:style-name="_5f_BVS"> (</text:span><text:span text:style-name="_5f_BVS"><text:span text:style-name="T75">─</text:span></text:span><text:span text:style-name="_5f_BVS">0,1) </text:span><text:span text:style-name="_5f_BVS"><text:span text:style-name="T75">─</text:span></text:span><text:span text:style-name="_5f_BVS"> (</text:span><text:span text:style-name="_5f_BVS"><text:span text:style-name="T75">─</text:span></text:span><text:span text:style-name="_5f_BVS">0,1)</text:span></text:p>
        <text:p text:style-name="P30"><text:span text:style-name="_5f_BVS"><text:span text:style-name="T81">J<text:tab/></text:span></text:span><text:span text:style-name="_5f_Symbole"><text:span text:style-name="T90">=</text:span></text:span><text:span text:style-name="_5f_BVS"><text:span text:style-name="T36"> </text:span></text:span><text:span text:style-name="_5f_BVS"><text:span text:style-name="T65"><text:tab/></text:span></text:span></text:p>
      </text:section>
      <text:list xml:id="list144216474838997" text:continue-numbering="true" text:style-name="Num_5f_Exo">
        <text:list-item>
          <text:h text:style-name="P40" text:outline-level="1"> Pour chaque cas, transforme la soustraction en addition puis effectue le calcul.</text:h>
        </text:list-item>
      </text:list>
      <text:section text:style-name="Sect2" text:name="Section33">
        <text:p text:style-name="P28">A<text:tab/><text:span text:style-name="_5f_Symbole"><text:span text:style-name="T90">=</text:span></text:span> (<text:span text:style-name="T58">─</text:span>12) <text:span text:style-name="T66">─</text:span><text:span text:style-name="T75"> </text:span>(<text:span text:style-name="T58"></text:span>15)</text:p>
        <text:p text:style-name="P30">A<text:tab/><text:span text:style-name="_5f_Symbole"><text:span text:style-name="T90">=</text:span></text:span> (<text:span text:style-name="T58">─</text:span>12) <text:span text:style-name="T59">… </text:span>(<text:span text:style-name="T59">...</text:span> 15)</text:p>
        <text:p text:style-name="P31">A<text:tab/><text:span text:style-name="_5f_Symbole"><text:span text:style-name="T90">=</text:span></text:span> ( <text:span text:style-name="_5f_pointillés_20_gris"><text:span text:style-name="T84">........</text:span></text:span><text:span text:style-name="T64"> </text:span>)</text:p>
        <text:p text:style-name="P30"><text:span text:style-name="T14">B<text:tab/></text:span><text:span text:style-name="_5f_Symbole"><text:span text:style-name="T91">=</text:span></text:span><text:span text:style-name="T14"> (</text:span><text:span text:style-name="T28"></text:span><text:span text:style-name="T19">12</text:span><text:span text:style-name="T14">) </text:span><text:span text:style-name="T9">─</text:span><text:span text:style-name="T23"> </text:span><text:span text:style-name="T14">(</text:span><text:span text:style-name="T28">─</text:span><text:span text:style-name="T19">15</text:span><text:span text:style-name="T14">)</text:span></text:p>
        <text:p text:style-name="P32"><text:span text:style-name="T14">B<text:tab/></text:span><text:span text:style-name="_5f_Symbole"><text:span text:style-name="T91">=</text:span></text:span><text:span text:style-name="T14"> (</text:span><text:span text:style-name="T28"></text:span><text:span text:style-name="T19">12</text:span><text:span text:style-name="T14">) </text:span><text:span text:style-name="T60">… </text:span><text:span text:style-name="T14">(</text:span><text:span text:style-name="T60">...</text:span><text:span text:style-name="_5f_BVS"><text:span text:style-name="T85"> </text:span></text:span><text:span text:style-name="T19">15</text:span><text:span text:style-name="T14">)</text:span></text:p>
        <text:p text:style-name="P30">B<text:tab/><text:span text:style-name="_5f_Symbole"><text:span text:style-name="T90">=</text:span></text:span> ( <text:span text:style-name="T64">........ </text:span>)</text:p>
        <text:p text:style-name="P30"><text:span text:style-name="T14">C<text:tab/></text:span><text:span text:style-name="_5f_Symbole"><text:span text:style-name="T91">=</text:span></text:span><text:span text:style-name="T14"> (</text:span><text:span text:style-name="T28"></text:span><text:span text:style-name="T14">32) </text:span><text:span text:style-name="T9">─</text:span><text:span text:style-name="T23"> </text:span><text:span text:style-name="T14">(</text:span><text:span text:style-name="T28"></text:span><text:span text:style-name="T14">27)</text:span></text:p>
        <text:p text:style-name="P33">C<text:tab/><text:span text:style-name="_5f_Symbole"><text:span text:style-name="T90">=</text:span></text:span> (<text:span text:style-name="T58"></text:span>32) <text:span text:style-name="T59">… </text:span>( <text:span text:style-name="_5f_pointillés_20_gris"><text:span text:style-name="T84">...</text:span></text:span><text:span text:style-name="_5f_pointillés_20_gris"><text:span text:style-name="T61"> </text:span></text:span><text:span text:style-name="_5f_pointillés_20_gris"><text:span text:style-name="T84">.....</text:span></text:span><text:span text:style-name="T64"> </text:span>)</text:p>
        <text:p text:style-name="P31">C<text:tab/><text:span text:style-name="_5f_Symbole"><text:span text:style-name="T90">=</text:span></text:span> ( <text:span text:style-name="_5f_pointillés_20_gris"><text:span text:style-name="T84">........</text:span></text:span><text:span text:style-name="T64"> </text:span>)</text:p>
        <text:p text:style-name="P30"><text:span text:style-name="T19">D</text:span><text:span text:style-name="T14"><text:tab/></text:span><text:span text:style-name="_5f_Symbole"><text:span text:style-name="T91">=</text:span></text:span><text:span text:style-name="T14"> (</text:span><text:span text:style-name="T28">─</text:span><text:span text:style-name="T14">45) </text:span><text:span text:style-name="T9">─</text:span><text:span text:style-name="T23"> </text:span><text:span text:style-name="T14">(</text:span><text:span text:style-name="T28">─</text:span><text:span text:style-name="T14">41)</text:span></text:p>
        <text:p text:style-name="P30"><text:span text:style-name="T19">D</text:span><text:span text:style-name="T14"><text:tab/></text:span><text:span text:style-name="_5f_Symbole"><text:span text:style-name="T91">=</text:span></text:span><text:span text:style-name="T14"> (</text:span><text:span text:style-name="T28">─</text:span><text:span text:style-name="T14">45) </text:span><text:span text:style-name="T60">… </text:span><text:span text:style-name="T14">(</text:span><text:span text:style-name="T60">...</text:span><text:span text:style-name="T14"> 41)</text:span></text:p>
        <text:p text:style-name="P31"><text:span text:style-name="T19">D</text:span><text:span text:style-name="T14"><text:tab/></text:span><text:span text:style-name="_5f_Symbole"><text:span text:style-name="T91">=</text:span></text:span><text:span text:style-name="T14"> ( </text:span><text:span text:style-name="_5f_pointillés_20_gris"><text:span text:style-name="T84">........</text:span></text:span><text:span text:style-name="T61"> </text:span><text:span text:style-name="T14">)</text:span></text:p>
        <text:p text:style-name="P34"><text:span text:style-name="T19">E</text:span><text:span text:style-name="T14"><text:tab/></text:span><text:span text:style-name="_5f_Symbole"><text:span text:style-name="T91">=</text:span></text:span><text:span text:style-name="T14"> (</text:span><text:span text:style-name="T28"></text:span><text:span text:style-name="T14">37) </text:span><text:span text:style-name="T9">─</text:span><text:span text:style-name="T23"> </text:span><text:span text:style-name="T14">(</text:span><text:span text:style-name="T28">─</text:span><text:span text:style-name="T21">52</text:span><text:span text:style-name="T14">)</text:span></text:p>
        <text:p text:style-name="P34"><text:span text:style-name="T19">E</text:span><text:span text:style-name="T14"><text:tab/></text:span><text:span text:style-name="_5f_Symbole"><text:span text:style-name="T91">=</text:span></text:span><text:span text:style-name="T14"> (</text:span><text:span text:style-name="T28"></text:span><text:span text:style-name="T14">37) </text:span><text:span text:style-name="T60">… </text:span><text:span text:style-name="T14">(</text:span><text:span text:style-name="T60">...</text:span><text:span text:style-name="T14"> </text:span><text:span text:style-name="T21">52</text:span><text:span text:style-name="T14">)</text:span></text:p>
        <text:p text:style-name="P30"><text:span text:style-name="T19">E</text:span><text:span text:style-name="T14"><text:tab/></text:span><text:span text:style-name="_5f_Symbole"><text:span text:style-name="T91">=</text:span></text:span><text:span text:style-name="T14"> ( </text:span><text:span text:style-name="T61">........ </text:span><text:span text:style-name="T14">)</text:span></text:p>
        <text:p text:style-name="P30"><text:span text:style-name="T19">F</text:span><text:span text:style-name="T14"><text:tab/></text:span><text:span text:style-name="_5f_Symbole"><text:span text:style-name="T91">=</text:span></text:span><text:span text:style-name="T14"> (</text:span><text:span text:style-name="T28">─</text:span><text:span text:style-name="T14">26) </text:span><text:span text:style-name="T9">─</text:span><text:span text:style-name="T23"> </text:span><text:span text:style-name="T14">(</text:span><text:span text:style-name="T28"></text:span><text:span text:style-name="T14">27)</text:span></text:p>
        <text:p text:style-name="P30"><text:span text:style-name="T19">F</text:span><text:span text:style-name="T14"><text:tab/></text:span><text:span text:style-name="_5f_Symbole"><text:span text:style-name="T91">=</text:span></text:span><text:span text:style-name="T14"> </text:span><text:span text:style-name="T60"><text:tab/></text:span></text:p>
        <text:p text:style-name="P30"><text:span text:style-name="T19">F</text:span><text:span text:style-name="T14"><text:tab/></text:span><text:span text:style-name="_5f_Symbole"><text:span text:style-name="T91">=</text:span></text:span><text:span text:style-name="T14"> </text:span><text:span text:style-name="T60"><text:tab/></text:span></text:p>
        <text:p text:style-name="P31"><text:span text:style-name="T20">G<text:tab/></text:span><text:span text:style-name="_5f_Symbole"><text:span text:style-name="T91">=</text:span></text:span><text:span text:style-name="T14"> (</text:span><text:span text:style-name="T28">─</text:span><text:span text:style-name="T14">14) </text:span><text:span text:style-name="T9">─</text:span><text:span text:style-name="T23"> </text:span><text:span text:style-name="T14">(</text:span><text:span text:style-name="T28">─</text:span><text:span text:style-name="T14">23)</text:span></text:p>
        <text:p text:style-name="P31"><text:span text:style-name="T20">G<text:tab/></text:span><text:span text:style-name="_5f_Symbole"><text:span text:style-name="T91">=</text:span></text:span><text:span text:style-name="T14"> </text:span><text:span text:style-name="T60"><text:tab/></text:span></text:p>
        <text:p text:style-name="P31"><text:span text:style-name="_5f_BVS"><text:span text:style-name="T26">G</text:span></text:span><text:span text:style-name="_5f_BVS"><text:span text:style-name="T86"><text:tab/></text:span></text:span><text:span text:style-name="_5f_Symbole"><text:span text:style-name="T91">=</text:span></text:span><text:span text:style-name="T60"> <text:tab/></text:span></text:p>
        <text:p text:style-name="P30"><text:span text:style-name="T38">H</text:span><text:tab/><text:span text:style-name="_5f_Symbole"><text:span text:style-name="T90">=</text:span></text:span> <text:span text:style-name="T89">(</text:span><text:span text:style-name="T58"></text:span>37) <text:span text:style-name="T66">─</text:span><text:span text:style-name="T75"> </text:span>(<text:span text:style-name="T58"></text:span>57)</text:p>
        <text:p text:style-name="P30"><text:span text:style-name="T38">H</text:span><text:tab/><text:span text:style-name="_5f_Symbole"><text:span text:style-name="T90">=</text:span></text:span><text:span text:style-name="T59"> <text:tab/></text:span></text:p>
        <text:p text:style-name="P30"><text:span text:style-name="T22">H</text:span><text:span text:style-name="T14"><text:tab/></text:span><text:span text:style-name="_5f_Symbole"><text:span text:style-name="T91">=</text:span></text:span><text:span text:style-name="T14"> </text:span><text:span text:style-name="T60"><text:tab/></text:span></text:p>
      </text:section>
      <text:list xml:id="list144217570646277" text:continue-numbering="true" text:style-name="Num_5f_Exo">
        <text:list-item>
          <text:h text:style-name="P41" text:outline-level="1">  <text:span text:style-name="T5">Effectue les calculs avec une calculatrice.</text:span></text:h>
        </text:list-item>
      </text:list>
      <text:p text:style-name="P35">A<text:span text:style-name="T14"><text:tab/></text:span><text:span text:style-name="_5f_Symbole"><text:span text:style-name="T90">=</text:span></text:span> 5,26 <text:span text:style-name="Bold_5f_niv1"><text:span text:style-name="T33">─</text:span></text:span> (<text:span text:style-name="Bold_5f_niv1"><text:span text:style-name="T33">─</text:span></text:span>4,78) <text:span text:style-name="Bold_5f_niv1"><text:span text:style-name="T33">─</text:span></text:span> (<text:span text:style-name="_5f_BVS"><text:span text:style-name="T88"></text:span></text:span>7,49)</text:p>
      <text:p text:style-name="P35"><text:span text:style-name="T82">A</text:span><text:tab/><text:span text:style-name="_5f_Symbole"><text:span text:style-name="T90">=</text:span></text:span> <text:span text:style-name="T59"><text:tab/></text:span></text:p>
      <text:p text:style-name="P35">B<text:span text:style-name="T14"><text:tab/></text:span><text:span text:style-name="_5f_Symbole"><text:span text:style-name="T90">=</text:span></text:span> <text:span text:style-name="Bold_5f_niv1"><text:span text:style-name="T33">─</text:span></text:span>10,78 <text:span text:style-name="_5f_BVS"><text:span text:style-name="T88"></text:span></text:span> (<text:span text:style-name="Bold_5f_niv1"><text:span text:style-name="T33">─</text:span></text:span>4,7) <text:span text:style-name="Bold_5f_niv1"><text:span text:style-name="T33">─</text:span></text:span> (<text:span text:style-name="Bold_5f_niv1"><text:span text:style-name="T33">─</text:span></text:span>13,21)</text:p>
      <text:p text:style-name="P35"><text:span text:style-name="T82">B</text:span><text:tab/><text:span text:style-name="_5f_Symbole"><text:span text:style-name="T90">=</text:span></text:span> <text:span text:style-name="T59"><text:tab/></text:span></text:p>
      <text:p text:style-name="P35">C<text:span text:style-name="T14"><text:tab/></text:span><text:span text:style-name="_5f_Symbole"><text:span text:style-name="T90">=</text:span></text:span> (<text:span text:style-name="Bold_5f_niv1"><text:span text:style-name="T33">─</text:span></text:span>12,4) <text:span text:style-name="Bold_5f_niv1"><text:span text:style-name="T33">─</text:span></text:span> [(<text:span text:style-name="Bold_5f_niv1"><text:span text:style-name="T33">─</text:span></text:span>7,14) <text:span text:style-name="Bold_5f_niv1"><text:span text:style-name="T33">─</text:span></text:span> (<text:span text:style-name="_5f_BVS"><text:span text:style-name="T88"></text:span></text:span>14,7)]</text:p>
      <text:p text:style-name="P35"><text:span text:style-name="T82">C</text:span><text:tab/><text:span text:style-name="_5f_Symbole"><text:span text:style-name="T90">=</text:span></text:span> <text:span text:style-name="T59"><text:tab/></text:span></text:p>
      <text:p text:style-name="P35">D<text:span text:style-name="T14"><text:tab/></text:span><text:span text:style-name="_5f_Symbole"><text:span text:style-name="T90">=</text:span></text:span> [(<text:span text:style-name="Bold_5f_niv1"><text:span text:style-name="T33">─</text:span></text:span>12,4) <text:span text:style-name="Bold_5f_niv1"><text:span text:style-name="T33">─</text:span></text:span> (<text:span text:style-name="Bold_5f_niv1"><text:span text:style-name="T33">─</text:span></text:span>7,14)] <text:span text:style-name="Bold_5f_niv1"><text:span text:style-name="T33">─</text:span></text:span> (<text:span text:style-name="_5f_BVS"><text:span text:style-name="T88"></text:span></text:span>14,7)</text:p>
      <text:p text:style-name="P35"><text:span text:style-name="T83">D</text:span><text:span text:style-name="T82"><text:tab/></text:span><text:span text:style-name="_5f_Symbole"><text:span text:style-name="T90">=</text:span></text:span><text:span text:style-name="T59"> <text:tab/></text:span></text:p>
      <text:list xml:id="list144217059457174" text:continue-numbering="true" text:style-name="Num_5f_Exo">
        <text:list-item>
          <text:h text:style-name="P43" text:outline-level="1"> Pour chaque cas, transforme la soustraction en addition puis effectue le calcul.</text:h>
        </text:list-item>
      </text:list>
      <text:section text:style-name="Sect2" text:name="Section4">
        <text:p text:style-name="P35">A<text:tab/><text:span text:style-name="_5f_Symbole"><text:span text:style-name="T90">=</text:span></text:span> (<text:span text:style-name="T58">─</text:span>2<text:span text:style-name="T78">1</text:span>) <text:span text:style-name="T66">─</text:span><text:span text:style-name="T75"> </text:span>(<text:span text:style-name="T58"></text:span><text:span text:style-name="T76">2</text:span>5)</text:p>
        <text:p text:style-name="P35">A<text:tab/><text:span text:style-name="_5f_Symbole"><text:span text:style-name="T90">=</text:span></text:span> (<text:span text:style-name="T58">─</text:span>2<text:span text:style-name="T78">1</text:span>) <text:span text:style-name="T59">… </text:span>(<text:span text:style-name="T59">...</text:span> <text:span text:style-name="T78">2</text:span>5)</text:p>
        <text:p text:style-name="P35">A<text:tab/><text:span text:style-name="_5f_Symbole"><text:span text:style-name="T90">=</text:span></text:span> ( <text:span text:style-name="T64">........ </text:span>)</text:p>
        <text:p text:style-name="P35">B<text:tab/><text:span text:style-name="_5f_Symbole"><text:span text:style-name="T90">=</text:span></text:span> (<text:span text:style-name="T58">─</text:span>5<text:span text:style-name="T78">2</text:span>) <text:span text:style-name="T66">─</text:span><text:span text:style-name="T75"> </text:span>(<text:span text:style-name="T58">─</text:span><text:span text:style-name="T79">14</text:span>)</text:p>
        <text:p text:style-name="P35">B<text:tab/><text:span text:style-name="_5f_Symbole"><text:span text:style-name="T90">=</text:span></text:span> (<text:span text:style-name="T58">─</text:span>5<text:span text:style-name="T78">2</text:span>) <text:span text:style-name="T59">… </text:span>(<text:span text:style-name="T59">...</text:span> <text:span text:style-name="T78">1</text:span>4)</text:p>
        <text:p text:style-name="P35">B<text:tab/><text:span text:style-name="_5f_Symbole"><text:span text:style-name="T90">=</text:span></text:span> ( <text:span text:style-name="T64">........ </text:span>)</text:p>
        <text:p text:style-name="P35">C<text:tab/><text:span text:style-name="_5f_Symbole"><text:span text:style-name="T90">=</text:span></text:span> (<text:span text:style-name="T58"></text:span><text:span text:style-name="T77">42</text:span>) <text:span text:style-name="T66">─</text:span><text:span text:style-name="T75"> </text:span>(<text:span text:style-name="T58"></text:span><text:span text:style-name="T77">29</text:span>)</text:p>
        <text:p text:style-name="P36">C<text:tab/><text:span text:style-name="_5f_Symbole"><text:span text:style-name="T90">=</text:span></text:span> (<text:span text:style-name="T58"></text:span><text:span text:style-name="T77">4</text:span><text:span text:style-name="T76">2</text:span>) <text:span text:style-name="T59">... </text:span>( <text:span text:style-name="T64">........ </text:span>)</text:p>
        <text:p text:style-name="P35">C<text:tab/><text:span text:style-name="_5f_Symbole"><text:span text:style-name="T90">=</text:span></text:span> ( <text:span text:style-name="T64">........ </text:span>)</text:p>
        <text:p text:style-name="P35">D<text:tab/><text:span text:style-name="_5f_Symbole"><text:span text:style-name="T90">=</text:span></text:span> (<text:span text:style-name="T58">─</text:span>2,<text:span text:style-name="T78">3</text:span>) <text:span text:style-name="T66">─</text:span><text:span text:style-name="T75"> </text:span>(<text:span text:style-name="T58"></text:span>2,<text:span text:style-name="T78">4</text:span>)</text:p>
        <text:p text:style-name="P35">D<text:tab/><text:span text:style-name="_5f_Symbole"><text:span text:style-name="T90">=</text:span></text:span> <text:span text:style-name="T59"><text:tab/></text:span></text:p>
        <text:p text:style-name="P35">D<text:tab/><text:span text:style-name="_5f_Symbole"><text:span text:style-name="T90">=</text:span></text:span> <text:span text:style-name="T59"><text:tab/></text:span></text:p>
        <text:p text:style-name="P35">E<text:tab/><text:span text:style-name="_5f_Symbole"><text:span text:style-name="T90">=</text:span></text:span> (<text:span text:style-name="T58">─</text:span>1,<text:span text:style-name="T78">8</text:span>) <text:span text:style-name="T66">─</text:span><text:span text:style-name="T75"> </text:span>(<text:span text:style-name="T58">─</text:span>2,<text:span text:style-name="T78">5</text:span>)</text:p>
        <text:p text:style-name="P35">E <text:span text:style-name="_5f_Symbole"><text:span text:style-name="T90">=</text:span></text:span> <text:span text:style-name="T59"><text:tab/></text:span></text:p>
        <text:p text:style-name="P35"><text:span text:style-name="_5f_BVS">E </text:span><text:span text:style-name="_5f_Symbole"><text:span text:style-name="T90">=</text:span></text:span><text:span text:style-name="T59"> <text:tab/></text:span></text:p>
        <text:p text:style-name="P35">F<text:tab/><text:span text:style-name="_5f_Symbole"><text:span text:style-name="T90">=</text:span></text:span> (<text:span text:style-name="T58">─</text:span>3,<text:span text:style-name="T78">8</text:span>) <text:span text:style-name="T66">─</text:span><text:span text:style-name="T75"> </text:span>(<text:span text:style-name="T58"></text:span>5,<text:span text:style-name="T78">8</text:span>)</text:p>
        <text:p text:style-name="P35">F<text:tab/><text:span text:style-name="_5f_Symbole"><text:span text:style-name="T90">=</text:span></text:span><text:span text:style-name="T59"> <text:tab/></text:span></text:p>
        <text:p text:style-name="P35"><text:span text:style-name="T55">F</text:span><text:span text:style-name="T46"><text:tab/></text:span><text:span text:style-name="_5f_Symbole"><text:span text:style-name="T90">=</text:span></text:span><text:span text:style-name="T59"> <text:tab/></text:span></text:p>
      </text:section>
      <text:list xml:id="list144217636030127" text:continue-numbering="true" text:style-name="Num_5f_Exo">
        <text:list-item>
          <text:h text:style-name="P42" text:outline-level="1"> <text:span text:style-name="T94">Calcule mentalement les soustractions suivantes.</text:span></text:h>
        </text:list-item>
      </text:list>
      <text:section text:style-name="Sect2" text:name="Section34">
        <text:p text:style-name="P35"><text:span text:style-name="T39">A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─</text:span><text:span text:style-name="T39">4) </text:span><text:span text:style-name="T67">─</text:span><text:span text:style-name="T62"> </text:span><text:span text:style-name="T39">(</text:span><text:span text:style-name="T57">─</text:span><text:span text:style-name="T39">6)</text:span></text:p>
        <text:p text:style-name="P35"><text:span text:style-name="T43">A<text:tab/></text:span><text:span text:style-name="_5f_Symbole"><text:span text:style-name="T91">=</text:span></text:span><text:span text:style-name="T40"> ( </text:span><text:span text:style-name="_5f_pointillés_20_gris"><text:span text:style-name="T84">........</text:span></text:span><text:span text:style-name="T40"> )</text:span></text:p>
        <text:p text:style-name="P35"><text:span text:style-name="T39">B<text:tab/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</text:span><text:span text:style-name="T39">1)</text:span><text:span text:style-name="T45"> </text:span><text:span text:style-name="T67">─</text:span><text:span text:style-name="T62"> </text:span><text:span text:style-name="T39">(</text:span><text:span text:style-name="T57">─</text:span><text:span text:style-name="T39">7)</text:span></text:p>
        <text:p text:style-name="P35"><text:span text:style-name="T43">B<text:tab/></text:span><text:span text:style-name="_5f_Symbole"><text:span text:style-name="T91">=</text:span></text:span><text:span text:style-name="T40"> ( </text:span><text:span text:style-name="_5f_pointillés_20_gris"><text:span text:style-name="T84">........</text:span></text:span><text:span text:style-name="T40"> )</text:span></text:p>
        <text:p text:style-name="P35">C<text:span text:style-name="T39"><text:tab/></text:span><text:span text:style-name="_5f_Symbole"><text:span text:style-name="T91">=</text:span></text:span><text:span text:style-name="_5f_Symbole"><text:span text:style-name="T35"> </text:span></text:span>(<text:span text:style-name="T58"></text:span>11)<text:span text:style-name="T45"> </text:span><text:span text:style-name="T67">─</text:span><text:span text:style-name="T62"> </text:span>(<text:span text:style-name="T58"></text:span>8)</text:p>
        <text:p text:style-name="P35"><text:span text:style-name="T81">C<text:tab/></text:span><text:span text:style-name="T80"> </text:span><text:span text:style-name="_5f_Symbole"><text:span text:style-name="T90">=</text:span></text:span><text:span text:style-name="T68"> ( </text:span><text:span text:style-name="_5f_pointillés_20_gris"><text:span text:style-name="T68">........</text:span></text:span><text:span text:style-name="T68"> )</text:span></text:p>
        <text:p text:style-name="P35"><text:span text:style-name="T39">D<text:tab/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─</text:span><text:span text:style-name="T39">6)</text:span><text:span text:style-name="T45"> </text:span><text:span text:style-name="T67">─</text:span><text:span text:style-name="T62"> </text:span><text:span text:style-name="T39">(</text:span><text:span text:style-name="T57">─</text:span><text:span text:style-name="T39">4)</text:span></text:p>
        <text:p text:style-name="P35"><text:span text:style-name="T43">D<text:tab/></text:span><text:span text:style-name="_5f_Symbole"><text:span text:style-name="T91">=</text:span></text:span><text:span text:style-name="T40"> ( </text:span><text:span text:style-name="_5f_pointillés_20_gris"><text:span text:style-name="T84">........</text:span></text:span><text:span text:style-name="T40"> )</text:span></text:p>
        <text:p text:style-name="P35"><text:span text:style-name="T39">E<text:tab/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</text:span><text:span text:style-name="T39">9) </text:span><text:span text:style-name="T67">─</text:span><text:span text:style-name="T45"> </text:span><text:span text:style-name="T39">(</text:span><text:span text:style-name="T57"></text:span><text:span text:style-name="T39">13)</text:span></text:p>
        <text:p text:style-name="P35"><text:span text:style-name="T43">E<text:tab/></text:span><text:span text:style-name="_5f_Symbole"><text:span text:style-name="T91">=</text:span></text:span><text:span text:style-name="T40"> ( </text:span><text:span text:style-name="_5f_pointillés_20_gris"><text:span text:style-name="T84">........</text:span></text:span><text:span text:style-name="T40"> )</text:span></text:p>
        <text:p text:style-name="P35"><text:span text:style-name="T39">F<text:tab/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─</text:span><text:span text:style-name="T39">2)</text:span><text:span text:style-name="T45"> </text:span><text:span text:style-name="T67">─</text:span><text:span text:style-name="T62"> </text:span><text:span text:style-name="T39">(</text:span><text:span text:style-name="T57"></text:span><text:span text:style-name="T39">3)</text:span></text:p>
        <text:p text:style-name="P35"><text:span text:style-name="T41">F<text:tab/></text:span><text:span text:style-name="_5f_Symbole"><text:span text:style-name="T92">=</text:span></text:span><text:span text:style-name="T40"> ( </text:span><text:span text:style-name="_5f_pointillés_20_gris"><text:span text:style-name="T84">........</text:span></text:span><text:span text:style-name="T40"> )</text:span></text:p>
      </text:section>
      <text:list xml:id="list144217391262420" text:continue-numbering="true" text:style-name="Num_5f_Exo">
        <text:list-item>
          <text:h text:style-name="P43" text:outline-level="1"> Calcule mentalement les soustractions.</text:h>
        </text:list-item>
      </text:list>
      <text:section text:style-name="Sect3" text:name="Section2">
        <text:section text:style-name="Sect2" text:name="Section1">
          <text:p text:style-name="P35"><text:span text:style-name="T39">A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─</text:span><text:span text:style-name="T39">4,</text:span><text:span text:style-name="T42">5</text:span><text:span text:style-name="T39">) </text:span><text:span text:style-name="T67">─</text:span><text:span text:style-name="T23"> </text:span><text:span text:style-name="T39">(</text:span><text:span text:style-name="T57">─</text:span><text:span text:style-name="T39">6,</text:span><text:span text:style-name="T42">7</text:span><text:span text:style-name="T39">)</text:span></text:p>
          <text:p text:style-name="P35"><text:span text:style-name="T44">A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40">( </text:span><text:span text:style-name="_5f_pointillés_20_gris"><text:span text:style-name="T84">........</text:span></text:span><text:span text:style-name="T40"> )</text:span></text:p>
          <text:p text:style-name="P35"><text:span text:style-name="T39">B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</text:span><text:span text:style-name="T39">1,</text:span><text:span text:style-name="T42">2</text:span><text:span text:style-name="T39">) </text:span><text:span text:style-name="T67">─</text:span><text:span text:style-name="T23"> </text:span><text:span text:style-name="T39">(</text:span><text:span text:style-name="T57">─</text:span><text:span text:style-name="T39">7,</text:span><text:span text:style-name="T42">1</text:span><text:span text:style-name="T39">)</text:span></text:p>
          <text:p text:style-name="P35"><text:span text:style-name="T44">B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40">( </text:span><text:span text:style-name="_5f_pointillés_20_gris"><text:span text:style-name="T84">........</text:span></text:span><text:span text:style-name="T61"> </text:span><text:span text:style-name="T40">)</text:span></text:p>
          <text:p text:style-name="P35"><text:span text:style-name="T16">C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14">(</text:span><text:span text:style-name="T28"></text:span><text:span text:style-name="T24">10,8</text:span><text:span text:style-name="T14">) </text:span><text:span text:style-name="T9">─</text:span><text:span text:style-name="T23"> </text:span><text:span text:style-name="T14">(</text:span><text:span text:style-name="T28"></text:span><text:span text:style-name="T24">8,8</text:span><text:span text:style-name="T14">)</text:span></text:p>
          <text:p text:style-name="P35"><text:span text:style-name="T30">C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15">( </text:span><text:span text:style-name="T61">........ </text:span><text:span text:style-name="T15">)</text:span></text:p>
          <text:p text:style-name="P35"><text:span text:style-name="T14">D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14">(</text:span><text:span text:style-name="T28">─</text:span><text:span text:style-name="T14">4,6) </text:span><text:span text:style-name="T9">─</text:span><text:span text:style-name="T23"> </text:span><text:span text:style-name="T14">(</text:span><text:span text:style-name="T28">─</text:span><text:span text:style-name="T14">4,3)</text:span></text:p>
          <text:p text:style-name="P35"><text:span text:style-name="T17">D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15">( </text:span><text:span text:style-name="T61">........ </text:span><text:span text:style-name="T15">)</text:span></text:p>
          <text:p text:style-name="P35"><text:span text:style-name="T39">E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39">(</text:span><text:span text:style-name="T57"></text:span><text:span text:style-name="T39">9,5) </text:span><text:span text:style-name="T67">─</text:span><text:span text:style-name="T23"> </text:span><text:span text:style-name="T39">(</text:span><text:span text:style-name="T57"></text:span><text:span text:style-name="T39">13)</text:span></text:p>
          <text:p text:style-name="P38"><text:span text:style-name="_5f_Symbole"><text:span text:style-name="T35">E</text:span>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T15">( </text:span><text:span text:style-name="T61">........ </text:span><text:span text:style-name="T15">)</text:span></text:p>
          <text:p text:style-name="P35"><text:span text:style-name="Bold_5f_niv1"><text:span text:style-name="T56">F</text:span>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Bold_5f_niv1"><text:span text:style-name="T18">(</text:span></text:span><text:span text:style-name="Bold_5f_niv1"><text:span text:style-name="T29">─</text:span></text:span><text:span text:style-name="Bold_5f_niv1"><text:span text:style-name="T25">2</text:span></text:span><text:span text:style-name="Bold_5f_niv1"><text:span text:style-name="T18">,4) </text:span></text:span><text:span text:style-name="Bold_5f_niv1"><text:span text:style-name="T10">─</text:span></text:span><text:span text:style-name="Bold_5f_niv1"><text:span text:style-name="T25"> </text:span></text:span><text:span text:style-name="Bold_5f_niv1"><text:span text:style-name="T18">(</text:span></text:span><text:span text:style-name="Bold_5f_niv1"><text:span text:style-name="T29"></text:span></text:span><text:span text:style-name="Bold_5f_niv1"><text:span text:style-name="T18">3,7)</text:span></text:span></text:p>
          <text:p text:style-name="P37"><text:span text:style-name="Bold_5f_niv1"><text:span text:style-name="T31">F</text:span></text:span><text:span text:style-name="_5f_Symbole"><text:span text:style-name="T35"><text:tab/></text:span></text:span><text:span text:style-name="_5f_Symbole"><text:span text:style-name="T91">=</text:span></text:span><text:span text:style-name="_5f_Symbole"><text:span text:style-name="T35"> </text:span></text:span><text:span text:style-name="Bold_5f_niv1"><text:span text:style-name="T15">( </text:span></text:span><text:span text:style-name="Bold_5f_niv1"><text:span text:style-name="T61">........</text:span></text:span><text:span text:style-name="Bold_5f_niv1"><text:span text:style-name="T15"> )</text:span></text:span></text:p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4" svg:font-family="OpenSymbol" style:font-adornments="Roman" style:font-family-generic="swiss" style:font-pitch="variable" style:font-charset="x-symbol"/>
    <style:font-face style:name="OpenSymbol3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59" draw:display-name="Dashed (var) 2359" draw:style="rect" draw:dots1="1" draw:dots1-length="0.001cm" draw:dots2="1" draw:dots2-length="0.001cm" draw:distance="0.001cm"/>
    <draw:stroke-dash draw:name="Dashed_20__28_var_29__20_2372" draw:display-name="Dashed (var) 2372" draw:style="rect" draw:dots1="1" draw:dots1-length="0.001cm" draw:dots2="1" draw:dots2-length="0.001cm" draw:distance="0.001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45" draw:display-name="Dashed (var) 2745" draw:style="rect" draw:dots1="1" draw:dots1-length="0.001cm" draw:dots2="1" draw:dots2-length="0.001cm" draw:distance="0.001cm"/>
    <draw:stroke-dash draw:name="Dashed_20__28_var_29__20_2747" draw:display-name="Dashed (var) 2747" draw:style="rect" draw:dots1="1" draw:dots1-length="0.001cm" draw:dots2="1" draw:dots2-length="0.001cm" draw:distance="0.001cm"/>
    <draw:stroke-dash draw:name="Dashed_20__28_var_29__20_2748" draw:display-name="Dashed (var) 2748" draw:style="rect" draw:dots1="1" draw:dots1-length="0.001cm" draw:dots2="1" draw:dots2-length="0.001cm" draw:distance="0.001cm"/>
    <draw:stroke-dash draw:name="Dashed_20__28_var_29__20_2750" draw:display-name="Dashed (var) 2750" draw:style="rect" draw:dots1="1" draw:dots1-length="0.001cm" draw:dots2="1" draw:dots2-length="0.001cm" draw:distance="0.001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1cm" draw:dots2="1" draw:dots2-length="0.001cm" draw:distance="0.001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1cm" draw:dots2="1" draw:dots2-length="0.001cm" draw:distance="0.001cm"/>
    <draw:stroke-dash draw:name="Dashed_20__28_var_29__20_6815" draw:display-name="Dashed (var) 6815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style:font-name="Bitstream Vera Sans3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216ba8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f6cb3"/>
    </style:style>
    <style:style style:name="MT7" style:family="text">
      <style:text-properties fo:font-variant="normal" fo:text-transform="none" fo:color="#d7e12c" style:font-name="Bitstream Vera Sans3" fo:font-size="16pt" fo:font-style="normal" fo:text-shadow="none" fo:font-weight="bold" officeooo:rsid="003f6cb3" style:font-size-asian="16pt" style:font-style-asian="normal" style:font-size-complex="16pt" style:font-style-complex="normal"/>
    </style:style>
    <style:style style:name="MT8" style:family="text">
      <style:text-properties officeooo:rsid="00216ba8"/>
    </style:style>
    <style:style style:name="MT9" style:family="text">
      <style:text-properties officeooo:rsid="001e234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3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6" draw:name="Forme3" draw:style-name="Mgr3" draw:text-style-name="MP26" svg:x1="13.933cm" svg:y1="0.36cm" svg:x2="20.496cm" svg:y2="0.36cm"><text:p/></draw:line><text:span text:style-name="MT6">S</text:span><text:span text:style-name="MT7">oustraire deux</text:span><text:span text:style-name="MT8"> nombres relatifs</text:span></text:p>
      </style:header>
      <style:footer>
        <text:p text:style-name="MP28"><draw:frame draw:style-name="Mfr1" draw:name="Cadre1" text:anchor-type="paragraph" svg:y="-0.06cm" draw:z-index="0"><draw:text-box fo:min-height="0.499cm" fo:min-width="3cm"><draw:frame draw:style-name="Mfr2" draw:name="Cadre2" text:anchor-type="frame" svg:x="0.45cm" svg:y="0.079cm" svg:width="0.817cm" draw:z-index="1"><draw:text-box fo:min-height="0.355cm"><text:p text:style-name="MP29"><draw:g text:anchor-type="paragraph" draw:z-index="2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7</text:page-number></text:p></draw:text-box></draw:frame><text:p text:style-name="MP31">Nombres <text:span text:style-name="MT9">relatifs</text:span> • A<text:span text:style-name="MT9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9T14:42:15.664000000</dc:date>
    <meta:editing-duration>PT8H55M8S</meta:editing-duration>
    <meta:editing-cycles>82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0" meta:page-count="1" meta:paragraph-count="145" meta:word-count="786" meta:character-count="3206" meta:non-whitespace-character-count="2201"/>
  </office:meta>
</office:document-meta>
</file>